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">
      <style:table-cell-properties fo:background-color="#ffff00" fo:border="0.002cm solid #000000"/>
    </style:style>
    <style:style style:name="ce3" style:family="table-cell" style:parent-style-name="Default" style:data-style-name="N10"/>
    <style:style style:name="ce4" style:family="table-cell" style:parent-style-name="Default" style:data-style-name="N107">
      <style:table-cell-properties fo:background-color="#ffff00" fo:border="0.002cm solid #000000"/>
    </style:style>
    <style:style style:name="ce5" style:family="table-cell" style:parent-style-name="Default">
      <style:text-properties fo:color="#ffffff"/>
    </style:style>
  </office:automatic-styles>
  <office:body>
    <office:spreadsheet>
      <table:table table:name="Prozen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9"/>
          <table:table-cell table:style-name="ce5" table:formula="of:=FORMULA([.C5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5" table:formula="of:=FORMULA([.C10])" office:value-type="float" office:value="0">
            <text:p>#NV</text:p>
          </table:table-cell>
        </table:table-row>
        <table:table-row table:style-name="ro1">
          <table:table-cell office:value-type="string">
            <text:p>a)</text:p>
          </table:table-cell>
          <table:table-cell office:value-type="string">
            <text:p>Teilpreis:</text:p>
          </table:table-cell>
          <table:table-cell table:style-name="ce1" office:value-type="currency" office:currency="EUR" office:value="22">
            <text:p>22,00 €</text:p>
          </table:table-cell>
          <table:table-cell table:number-columns-repeated="6"/>
          <table:table-cell table:style-name="ce5" table:formula="of:=FORMULA([.C15])" office:value-type="float" office:value="0">
            <text:p>#NV</text:p>
          </table:table-cell>
        </table:table-row>
        <table:table-row table:style-name="ro1">
          <table:table-cell/>
          <table:table-cell office:value-type="string">
            <text:p>Gesamtpreis:</text:p>
          </table:table-cell>
          <table:table-cell table:style-name="ce1" office:value-type="currency" office:currency="EUR" office:value="110">
            <text:p>110,00 €</text:p>
          </table:table-cell>
          <table:table-cell table:number-columns-repeated="6"/>
          <table:table-cell table:style-name="ce5" table:formula="of:=FORMULA([.C20])" office:value-type="float" office:value="0">
            <text:p>#NV</text:p>
          </table:table-cell>
        </table:table-row>
        <table:table-row table:style-name="ro1">
          <table:table-cell/>
          <table:table-cell office:value-type="string">
            <text:p>Anteil [%]:</text:p>
          </table:table-cell>
          <table:table-cell table:style-name="ce2"/>
          <table:table-cell table:number-columns-repeated="6"/>
          <table:table-cell table:style-name="ce5" table:formula="of:=FORMULA([.C25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5" table:formula="of:=FORMULA([.C30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5" table:formula="of:=FORMULA([.C35])" office:value-type="float" office:value="0">
            <text:p>#NV</text:p>
          </table:table-cell>
        </table:table-row>
        <table:table-row table:style-name="ro1">
          <table:table-cell office:value-type="string">
            <text:p>b)</text:p>
          </table:table-cell>
          <table:table-cell office:value-type="string">
            <text:p>Anteil [%]:</text:p>
          </table:table-cell>
          <table:table-cell table:style-name="ce3" office:value-type="percentage" office:value="0.4">
            <text:p>40%</text:p>
          </table:table-cell>
          <table:table-cell table:number-columns-repeated="6"/>
          <table:table-cell table:style-name="ce5" table:formula="of:=FORMULA([.C40])" office:value-type="float" office:value="0">
            <text:p>#NV</text:p>
          </table:table-cell>
        </table:table-row>
        <table:table-row table:style-name="ro1">
          <table:table-cell/>
          <table:table-cell office:value-type="string">
            <text:p>Gesamtpreis:</text:p>
          </table:table-cell>
          <table:table-cell table:style-name="ce1" office:value-type="currency" office:currency="EUR" office:value="125">
            <text:p>125,00 €</text:p>
          </table:table-cell>
          <table:table-cell table:number-columns-repeated="6"/>
          <table:table-cell table:style-name="ce5" table:formula="of:=FORMULA([.C45])" office:value-type="float" office:value="0">
            <text:p>#NV</text:p>
          </table:table-cell>
        </table:table-row>
        <table:table-row table:style-name="ro1">
          <table:table-cell/>
          <table:table-cell office:value-type="string">
            <text:p>Teilpreis:</text:p>
          </table:table-cell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)</text:p>
          </table:table-cell>
          <table:table-cell office:value-type="string">
            <text:p>Anteil [%]:</text:p>
          </table:table-cell>
          <table:table-cell table:style-name="ce3" office:value-type="percentage" office:value="0.75">
            <text:p>75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ilpreis:</text:p>
          </table:table-cell>
          <table:table-cell table:style-name="ce1" office:value-type="currency" office:currency="EUR" office:value="1.5">
            <text:p>1,50 €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esamtpreis:</text:p>
          </table:table-cell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)</text:p>
          </table:table-cell>
          <table:table-cell office:value-type="string">
            <text:p>Neuer Preis:</text:p>
          </table:table-cell>
          <table:table-cell table:style-name="ce1" office:value-type="currency" office:currency="EUR" office:value="4.55">
            <text:p>4,55 €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rhöhung um [%]:</text:p>
          </table:table-cell>
          <table:table-cell table:style-name="ce3" office:value-type="percentage" office:value="0.4">
            <text:p>40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lter Preis:</text:p>
          </table:table-cell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e)</text:p>
          </table:table-cell>
          <table:table-cell office:value-type="string">
            <text:p>Erniedrigung um:</text:p>
          </table:table-cell>
          <table:table-cell table:style-name="ce1" office:value-type="currency" office:currency="EUR" office:value="0.21">
            <text:p>0,21 €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rniedrigung um [%]:</text:p>
          </table:table-cell>
          <table:table-cell table:style-name="ce3" office:value-type="percentage" office:value="0.12">
            <text:p>12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euer Preis:</text:p>
          </table:table-cell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f)</text:p>
          </table:table-cell>
          <table:table-cell office:value-type="string">
            <text:p>Alter Preis:</text:p>
          </table:table-cell>
          <table:table-cell table:style-name="ce1" office:value-type="currency" office:currency="EUR" office:value="50">
            <text:p>50,00 €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euer Preis:</text:p>
          </table:table-cell>
          <table:table-cell table:style-name="ce1" office:value-type="currency" office:currency="EUR" office:value="32">
            <text:p>32,00 €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rniedrigung um [%]: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g)</text:p>
          </table:table-cell>
          <table:table-cell office:value-type="string">
            <text:p>Alter Preis:</text:p>
          </table:table-cell>
          <table:table-cell table:style-name="ce1" office:value-type="currency" office:currency="EUR" office:value="6">
            <text:p>6,00 €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rniedrigung um:</text:p>
          </table:table-cell>
          <table:table-cell table:style-name="ce1" office:value-type="currency" office:currency="EUR" office:value="0.48">
            <text:p>0,48 €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rniedrigung um [%]: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h)</text:p>
          </table:table-cell>
          <table:table-cell office:value-type="string">
            <text:p>Alter Preis:</text:p>
          </table:table-cell>
          <table:table-cell table:style-name="ce1" office:value-type="currency" office:currency="EUR" office:value="1.5">
            <text:p>1,50 €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rhöhung um [%]:</text:p>
          </table:table-cell>
          <table:table-cell table:style-name="ce3" office:value-type="percentage" office:value="0.2">
            <text:p>20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euer Preis:</text:p>
          </table:table-cell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)</text:p>
          </table:table-cell>
          <table:table-cell office:value-type="string">
            <text:p>Neuer Preis:</text:p>
          </table:table-cell>
          <table:table-cell table:style-name="ce1" office:value-type="currency" office:currency="EUR" office:value="464">
            <text:p>464,00 €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rhöhung um:</text:p>
          </table:table-cell>
          <table:table-cell table:style-name="ce1" office:value-type="currency" office:currency="EUR" office:value="64">
            <text:p>64,00 €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rhöhung um [%]:</text:p>
          </table:table-cell>
          <table:table-cell table:style-name="ce2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1" number:min-integer-digits="0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29.09.2016</text:date>, <text:time>09:41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Stork</meta:initial-creator>
    <meta:creation-date>2010-09-27T15:19:48.51</meta:creation-date>
    <dc:date>2016-09-29T09:41:27.42</dc:date>
    <meta:editing-duration>PT4H35S</meta:editing-duration>
    <meta:editing-cycles>9</meta:editing-cycles>
    <meta:generator>OpenOffice/4.1.1$Win32 OpenOffice.org_project/411m6$Build-9775</meta:generator>
    <dc:creator>Tobias Stork</dc:creator>
    <meta:document-statistic meta:table-count="1" meta:cell-count="63" meta:object-count="0"/>
  </office:meta>
</office:document-meta>
</file>